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31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1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1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1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1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6264" calcext:value-type="float">
            <text:p>49.3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1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9696" calcext:value-type="float">
            <text:p>47.8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1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101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101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101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101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101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101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101</text:p>
          </table:table-cell>
          <table:table-cell office:value-type="string" calcext:value-type="string">
            <text:p>201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2848" calcext:value-type="float">
            <text:p>47.9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